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8.306cm" fo:min-width="5.652cm"/>
    </style:style>
    <style:style style:name="gr2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8.306cm" fo:min-width="5.79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472cm" fo:min-width="6.72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26cm" fo:min-width="0.77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42cm" fo:min-width="1.001cm"/>
    </style:style>
    <style:style style:name="gr6" style:family="graphic" style:parent-style-name="standard">
      <style:graphic-properties svg:stroke-color="#000000" draw:marker-start="Arrow" draw:marker-end="Arrow" draw:textarea-vertical-align="middle"/>
    </style:style>
    <style:style style:name="gr7" style:family="graphic" style:parent-style-name="standard">
      <style:graphic-properties draw:stroke="solid" draw:stroke-dash="Fine_20_Dashed" svg:stroke-color="#000000" draw:marker-start="Arrow" draw:marker-end="Arrow" draw:textarea-vertical-align="middle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6.549cm" fo:min-width="25.6cm"/>
    </style:style>
    <style:style style:name="gr9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1.25cm" fo:min-width="1cm"/>
    </style:style>
    <style:style style:name="gr10" style:family="graphic" style:parent-style-name="standard">
      <style:graphic-properties draw:stroke="none" svg:stroke-color="#000000" draw:fill="none" draw:fill-color="#ffffff" fo:min-height="0.95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1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472cm" fo:min-width="1.921cm"/>
    </style:style>
    <style:style style:name="gr14" style:family="graphic" style:parent-style-name="standard">
      <style:graphic-properties draw:stroke="none" svg:stroke-color="#000000" draw:fill="none" draw:fill-color="#ffffff" fo:min-height="1.247cm"/>
    </style:style>
    <style:style style:name="gr15" style:family="graphic" style:parent-style-name="standard">
      <style:graphic-properties draw:stroke="none" svg:stroke-color="#000000" draw:fill="none" draw:fill-color="#ffffff" fo:min-height="0.712cm"/>
    </style:style>
    <style:style style:name="gr16" style:family="graphic" style:parent-style-name="standard">
      <style:graphic-properties draw:stroke="none" svg:stroke-color="#000000" draw:fill="none" draw:fill-color="#ffffff" fo:min-height="0.556cm"/>
    </style:style>
    <style:style style:name="gr17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25cm" fo:min-width="1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8pt" style:font-size-asian="11pt" style:font-size-complex="11pt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8pt" style:font-size-asian="11pt" style:font-size-complex="11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cm" svg:height="12.1cm" svg:x="19.8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9cm" svg:height="12.1cm" svg:x="1.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7.3cm" svg:height="0.8cm" svg:x="11.2cm" svg:y="5.502cm">
          <draw:glue-point draw:id="4" svg:x="2.808cm" svg:y="-5.012cm" draw:escape-direction="up"/>
          <text:p text:style-name="P2">CH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1" draw:id="id11" draw:layer="layout" svg:width="1.7cm" svg:height="1.7cm" svg:x="11.65cm" svg:y="5.1cm">
          <text:p text:style-name="P2"><text:span text:style-name="T1">SC1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5" draw:text-style-name="P1" draw:layer="layout" svg:width="1.5cm" svg:height="1.5cm" svg:x="16.3cm" svg:y="5.1cm">
          <text:p text:style-name="P2">L1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xml:id="id5" draw:id="id5" draw:layer="layout" svg:width="7.3cm" svg:height="0.8cm" svg:x="11.2cm" svg:y="8.351cm">
          <draw:glue-point draw:id="4" svg:x="2.945cm" svg:y="-5.012cm" draw:escape-direction="up"/>
          <text:p text:style-name="P2">CH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0" draw:id="id10" draw:layer="layout" svg:width="1.7cm" svg:height="1.7cm" svg:x="11.65cm" svg:y="7.95cm">
          <text:p text:style-name="P2"><text:span text:style-name="T1">SC2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5" draw:text-style-name="P1" draw:layer="layout" svg:width="1.5cm" svg:height="1.5cm" svg:x="16.3cm" svg:y="7.95cm">
          <text:p text:style-name="P2">L2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xml:id="id3" draw:id="id3" draw:layer="layout" svg:width="7.3cm" svg:height="0.8cm" svg:x="11.2cm" svg:y="11.2cm">
          <draw:glue-point draw:id="4" svg:x="2.945cm" svg:y="-5cm" draw:escape-direction="up"/>
          <text:p text:style-name="P2">CH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9" draw:id="id9" draw:layer="layout" svg:width="1.7cm" svg:height="1.7cm" svg:x="11.65cm" svg:y="10.8cm">
          <text:p text:style-name="P2"><text:span text:style-name="T1">SC3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5" draw:text-style-name="P1" draw:layer="layout" svg:width="1.5cm" svg:height="1.5cm" svg:x="16.3cm" svg:y="10.8cm">
          <text:p text:style-name="P2">L3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2" draw:layer="layout" svg:x1="8.6cm" svg:y1="5.901cm" svg:x2="11.2cm" svg:y2="5.902cm" draw:start-shape="id1" draw:start-glue-point="12" draw:end-shape="id2" draw:end-glue-point="3" svg:d="M8600 5901h1300v1h1300" svg:viewBox="0 0 2601 2">
          <text:p/>
        </draw:connector>
        <draw:connector draw:style-name="gr6" draw:text-style-name="P2" draw:layer="layout" svg:x1="7.4cm" svg:y1="7.3cm" svg:x2="11.2cm" svg:y2="11.6cm" draw:start-shape="id1" draw:start-glue-point="2" draw:end-shape="id3" draw:end-glue-point="3" svg:d="M7400 7300v4300h3800" svg:viewBox="0 0 3801 4301">
          <text:p/>
        </draw:connector>
        <draw:connector draw:style-name="gr6" draw:text-style-name="P2" draw:layer="layout" svg:x1="22.799cm" svg:y1="7.6cm" svg:x2="18.5cm" svg:y2="8.751cm" draw:start-shape="id4" draw:start-glue-point="15" draw:end-shape="id5" draw:end-glue-point="1" svg:d="M22799 7600v1151h-4299" svg:viewBox="0 0 4300 1152">
          <text:p/>
        </draw:connector>
        <draw:connector draw:style-name="gr6" draw:text-style-name="P2" draw:layer="layout" svg:x1="23.3cm" svg:y1="7.6cm" svg:x2="18.5cm" svg:y2="11.6cm" draw:start-shape="id4" draw:start-glue-point="16" draw:end-shape="id3" draw:end-glue-point="1" svg:d="M23300 7600v4000h-4800" svg:viewBox="0 0 4801 4001">
          <text:p/>
        </draw:connector>
        <draw:connector draw:style-name="gr7" draw:text-style-name="P2" draw:layer="layout" svg:x1="25.5cm" svg:y1="6.7cm" svg:x2="23.6cm" svg:y2="6.5cm" draw:end-shape="id4" draw:end-glue-point="1" svg:d="M25500 6700h-699v-200h-1201" svg:viewBox="0 0 1901 201">
          <text:p/>
        </draw:connector>
        <draw:custom-shape draw:style-name="gr8" draw:text-style-name="P4" draw:layer="layout" svg:width="26.1cm" svg:height="6.799cm" svg:x="1.8cm" svg:y="13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" draw:text-style-name="P1" draw:layer="layout" svg:width="1.5cm" svg:height="1.5cm" svg:x="2.85cm" svg:y="13.7cm">
            <text:p text:style-name="P2">P</text:p>
            <draw:enhanced-geometry svg:viewBox="0 0 21600 21600" draw:type="rectangle" draw:enhanced-path="M 0 0 L 21600 0 21600 21600 0 21600 0 0 Z N"/>
          </draw:custom-shape>
          <draw:frame draw:style-name="gr10" draw:text-style-name="P5" draw:layer="layout" svg:width="5.8cm" svg:height="1.2cm" svg:x="4.25cm" svg:y="13.901cm">
            <draw:text-box>
              <text:p>- Producer of Data</text:p>
            </draw:text-box>
          </draw:frame>
        </draw:g>
        <draw:g>
          <draw:custom-shape draw:style-name="gr4" draw:text-style-name="P3" draw:layer="layout" svg:width="1.7cm" svg:height="1.7cm" svg:x="2.701cm" svg:y="15.802cm">
            <text:p text:style-name="P2"><text:span text:style-name="T1">SC</text:span></text:p>
  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frame draw:style-name="gr11" draw:text-style-name="P5" draw:layer="layout" svg:width="5.8cm" svg:height="1.673cm" svg:x="4.3cm" svg:y="16.202cm">
            <draw:text-box>
              <text:p>- Smart Contract</text:p>
              <text:p><text:s text:c="2"/>aka Chaincode</text:p>
            </draw:text-box>
          </draw:frame>
        </draw:g>
        <draw:g>
          <draw:custom-shape draw:style-name="gr5" draw:text-style-name="P1" draw:layer="layout" svg:width="1.5cm" svg:height="1.5cm" svg:x="11.375cm" svg:y="15.901cm">
            <text:p text:style-name="P2">L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11" draw:text-style-name="P5" draw:layer="layout" svg:width="5.8cm" svg:height="1.673cm" svg:x="12.75cm" svg:y="16.302cm">
            <draw:text-box>
              <text:p>- Ledger</text:p>
              <text:p><text:s text:c="2"/>aka Blockchain</text:p>
            </draw:text-box>
          </draw:frame>
        </draw:g>
        <draw:g>
          <draw:custom-shape draw:style-name="gr12" draw:text-style-name="P1" draw:layer="layout" svg:width="1.5cm" svg:height="1.5cm" svg:x="11.325cm" svg:y="13.607cm">
            <text:p text:style-name="P2">N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5" draw:layer="layout" svg:width="5.8cm" svg:height="1.673cm" svg:x="12.725cm" svg:y="13.808cm">
            <draw:text-box>
              <text:p>- Node</text:p>
              <text:p><text:s text:c="2"/>aka Peer</text:p>
            </draw:text-box>
          </draw:frame>
        </draw:g>
        <draw:g>
          <draw:custom-shape draw:style-name="gr13" draw:text-style-name="P1" draw:layer="layout" svg:width="2.499cm" svg:height="0.8cm" svg:x="19.201cm" svg:y="13.95cm">
            <text:p text:style-name="P2">CH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5" draw:layer="layout" svg:width="3.4cm" svg:height="1.2cm" svg:x="21.7cm" svg:y="13.85cm">
            <draw:text-box>
              <text:p>- Channel</text:p>
            </draw:text-box>
          </draw:frame>
        </draw:g>
        <draw:custom-shape draw:style-name="gr9" draw:text-style-name="P1" draw:layer="layout" svg:width="1.5cm" svg:height="1.5cm" svg:x="19.8cm" svg:y="15.8cm">
          <text:p text:style-name="P2">C</text:p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6.037cm" svg:height="1.497cm" svg:x="21.163cm" svg:y="16.003cm">
          <draw:text-box>
            <text:p>- Consumer of Data</text:p>
          </draw:text-box>
        </draw:frame>
        <draw:g>
          <draw:custom-shape draw:style-name="gr12" draw:text-style-name="P1" draw:layer="layout" svg:width="1.5cm" svg:height="1.5cm" svg:x="11.35cm" svg:y="18.1cm">
            <text:p text:style-name="P2">O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5" draw:layer="layout" svg:width="5.65cm" svg:height="0.962cm" svg:x="12.85cm" svg:y="18.403cm">
            <draw:text-box>
              <text:p>- Orderer</text:p>
            </draw:text-box>
          </draw:frame>
        </draw:g>
        <draw:connector draw:style-name="gr6" draw:text-style-name="P2" draw:layer="layout" draw:line-skew="-0.5cm" svg:x1="14.85cm" svg:y1="3.3cm" svg:x2="6.5cm" svg:y2="5.1cm" draw:start-shape="id6" draw:start-glue-point="2" draw:end-shape="id1" draw:end-glue-point="13" svg:d="M14850 3300v400h-8350v1400" svg:viewBox="0 0 8351 1801">
          <text:p/>
        </draw:connector>
        <draw:frame draw:style-name="gr16" draw:text-style-name="P6" draw:layer="layout" svg:width="2.1cm" svg:height="0.806cm" svg:x="4.6cm" svg:y="12.397cm">
          <draw:text-box>
            <text:p><text:span text:style-name="T2">Party 1</text:span></text:p>
          </draw:text-box>
        </draw:frame>
        <draw:frame draw:style-name="gr16" draw:text-style-name="P6" draw:layer="layout" svg:width="2.1cm" svg:height="0.806cm" svg:x="23.1cm" svg:y="12.397cm">
          <draw:text-box>
            <text:p><text:span text:style-name="T2">Party 2</text:span></text:p>
          </draw:text-box>
        </draw:frame>
        <draw:g xml:id="id6" draw:id="id6">
          <draw:glue-point draw:id="4" svg:x="5.004cm" svg:y="1.818cm" draw:escape-direction="right"/>
          <draw:glue-point draw:id="5" svg:x="4.791cm" svg:y="4.09cm"/>
          <draw:glue-point draw:id="6" svg:x="5.004cm" svg:y="3.636cm" draw:escape-direction="right"/>
          <draw:glue-point draw:id="7" svg:x="3.125cm" svg:y="5cm" draw:escape-direction="down"/>
          <draw:glue-point draw:id="8" svg:x="-5.004cm" svg:y="-3.181cm" draw:escape-direction="left"/>
          <draw:glue-point draw:id="9" svg:x="-4.791cm" svg:y="-3.636cm" draw:escape-direction="left"/>
          <draw:glue-point draw:id="10" svg:x="-5.004cm" svg:y="-1.818cm" draw:escape-direction="left"/>
          <draw:glue-point draw:id="11" svg:x="-5.004cm" svg:y="1.363cm" draw:escape-direction="left"/>
          <draw:glue-point draw:id="12" svg:x="5.004cm" svg:y="-1.363cm" draw:escape-direction="right"/>
          <draw:custom-shape draw:style-name="gr17" draw:text-style-name="P1" draw:layer="layout" svg:width="1.5cm" svg:height="1.5cm" svg:x="14.55cm" svg:y="1.8cm">
            <text:p text:style-name="P2">O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" draw:layer="layout" svg:width="1.5cm" svg:height="1.5cm" svg:x="13.65cm" svg:y="1.1cm">
            <text:p text:style-name="P2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7" draw:layer="layout" svg:width="0.1cm" svg:height="0.1cm" svg:x="15.35cm" svg:y="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7" draw:layer="layout" svg:width="0.1cm" svg:height="0.1cm" svg:x="15.451cm" svg:y="1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7" draw:layer="layout" svg:width="0.1cm" svg:height="0.1cm" svg:x="15.552cm" svg:y="1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" draw:id="id7">
          <draw:glue-point draw:id="4" svg:x="-2.5cm" svg:y="-5cm" draw:escape-direction="up"/>
          <draw:glue-point draw:id="5" svg:x="-4.583cm" svg:y="-5cm" draw:escape-direction="up"/>
          <draw:glue-point draw:id="6" svg:x="5cm" svg:y="1.818cm" draw:escape-direction="right"/>
          <draw:glue-point draw:id="7" svg:x="5cm" svg:y="3.636cm" draw:escape-direction="right"/>
          <draw:custom-shape draw:style-name="gr17" draw:text-style-name="P1" draw:layer="layout" svg:width="1.5cm" svg:height="1.5cm" svg:x="2.8cm" svg:y="6.9cm">
            <text:p text:style-name="P2">P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" draw:layer="layout" svg:width="1.5cm" svg:height="1.5cm" svg:x="1.9cm" svg:y="6.2cm">
            <text:p text:style-name="P2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7" draw:layer="layout" svg:width="0.1cm" svg:height="0.1cm" svg:x="3.6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7" draw:layer="layout" svg:width="0.1cm" svg:height="0.1cm" svg:x="3.701cm" svg:y="6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7" draw:layer="layout" svg:width="0.1cm" svg:height="0.1cm" svg:x="3.802cm" svg:y="6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7" draw:text-style-name="P2" draw:layer="layout" svg:x1="4.3cm" svg:y1="8.099cm" svg:x2="6.2cm" svg:y2="6.499cm" draw:start-shape="id7" draw:start-glue-point="7" draw:end-shape="id1" draw:end-glue-point="11" svg:d="M4300 8099h950v-1600h950" svg:viewBox="0 0 1901 1601">
          <text:p/>
        </draw:connector>
        <draw:connector draw:style-name="gr7" draw:text-style-name="P2" draw:layer="layout" svg:x1="2.001cm" svg:y1="6.2cm" svg:x2="13.65cm" svg:y2="2.2cm" draw:start-shape="id7" draw:start-glue-point="5" draw:end-shape="id6" draw:end-glue-point="3" svg:d="M2001 6200v-4000h11649" svg:viewBox="0 0 11650 4001">
          <text:p/>
        </draw:connector>
        <draw:g xml:id="id8" draw:id="id8">
          <draw:glue-point draw:id="4" svg:x="-2.916cm" svg:y="-5cm" draw:escape-direction="up"/>
          <draw:glue-point draw:id="5" svg:x="-5cm" svg:y="-3.181cm" draw:escape-direction="left"/>
          <draw:custom-shape draw:style-name="gr17" draw:text-style-name="P1" draw:layer="layout" svg:width="1.5cm" svg:height="1.5cm" svg:x="26.4cm" svg:y="6.3cm">
            <text:p text:style-name="P2">Cj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1.5cm" svg:height="1.5cm" svg:x="25.5cm" svg:y="5.6cm">
            <text:p text:style-name="P2">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7" draw:layer="layout" svg:width="0.1cm" svg:height="0.1cm" svg:x="27.2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7" draw:layer="layout" svg:width="0.1cm" svg:height="0.1cm" svg:x="27.301cm" svg:y="6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7" draw:layer="layout" svg:width="0.1cm" svg:height="0.1cm" svg:x="27.402cm" svg:y="6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2" draw:layer="layout" svg:x1="16.05cm" svg:y1="2.599cm" svg:x2="21.901cm" svg:y2="5.4cm" draw:start-shape="id6" draw:start-glue-point="4" draw:end-shape="id4" draw:end-glue-point="14" svg:d="M16050 2599h5851v2801" svg:viewBox="0 0 5852 2802">
          <text:p/>
        </draw:connector>
        <draw:frame draw:style-name="gr19" draw:text-style-name="P8" draw:layer="layout" svg:width="1.49cm" svg:height="0.645cm" svg:x="1.9cm" svg:y="4cm">
          <draw:text-box>
            <text:p><text:span text:style-name="T3">3,4,25</text:span></text:p>
          </draw:text-box>
        </draw:frame>
        <draw:frame draw:style-name="gr19" draw:text-style-name="P8" draw:layer="layout" svg:width="2.5cm" svg:height="0.645cm" svg:x="12.5cm" svg:y="3.2cm">
          <draw:text-box>
            <text:p><text:span text:style-name="T3">5,6,13,18,26</text:span></text:p>
          </draw:text-box>
        </draw:frame>
        <draw:frame draw:style-name="gr20" draw:text-style-name="P8" draw:layer="layout" svg:width="0.697cm" svg:height="0.645cm" svg:x="10.304cm" svg:y="5.404cm">
          <draw:text-box>
            <text:p><text:span text:style-name="T3">7</text:span></text:p>
          </draw:text-box>
        </draw:frame>
        <draw:connector draw:style-name="gr6" draw:text-style-name="P2" draw:layer="layout" svg:x1="26.7cm" svg:y1="5.6cm" svg:x2="16.05cm" svg:y2="1.901cm" draw:start-shape="id8" draw:start-glue-point="0" draw:end-shape="id6" draw:end-glue-point="12" svg:d="M26700 5600v-3699h-10650" svg:viewBox="0 0 10651 3700">
          <text:p/>
        </draw:connector>
        <draw:connector draw:style-name="gr6" draw:text-style-name="P2" draw:layer="layout" draw:line-skew="-0.399cm" svg:x1="26.001cm" svg:y1="5.6cm" svg:x2="6.901cm" svg:y2="5.1cm" draw:start-shape="id8" draw:start-glue-point="4" draw:end-shape="id1" draw:end-glue-point="14" svg:d="M26001 5600v-1400h-19100v900" svg:viewBox="0 0 19101 1401">
          <text:p/>
        </draw:connector>
        <draw:frame draw:style-name="gr21" draw:text-style-name="P8" draw:layer="layout" svg:width="1.9cm" svg:height="1.039cm" svg:x="23.7cm" svg:y="5.561cm">
          <draw:text-box>
            <text:p><text:span text:style-name="T3">9,10,15,16,22</text:span></text:p>
          </draw:text-box>
        </draw:frame>
        <draw:frame draw:style-name="gr19" draw:text-style-name="P8" draw:layer="layout" svg:width="2.197cm" svg:height="0.645cm" svg:x="16.203cm" svg:y="2.103cm">
          <draw:text-box>
            <text:p><text:span text:style-name="T3">5,13,18,26</text:span></text:p>
          </draw:text-box>
        </draw:frame>
        <draw:frame draw:style-name="gr19" draw:text-style-name="P8" draw:layer="layout" svg:width="1.7cm" svg:height="0.645cm" svg:x="4.6cm" svg:y="6cm">
          <draw:text-box>
            <text:p><text:span text:style-name="T3">1,2,23</text:span></text:p>
          </draw:text-box>
        </draw:frame>
        <draw:frame draw:style-name="gr19" draw:text-style-name="P8" draw:layer="layout" svg:width="1.2cm" svg:height="0.645cm" svg:x="9.8cm" svg:y="8.205cm">
          <draw:text-box>
            <text:p><text:span text:style-name="T3">8,19</text:span></text:p>
          </draw:text-box>
        </draw:frame>
        <draw:g xml:id="id1" draw:id="id1">
          <draw:glue-point draw:id="4" svg:x="5.004cm" svg:y="1.818cm" draw:escape-direction="right"/>
          <draw:glue-point draw:id="5" svg:x="4.791cm" svg:y="4.09cm"/>
          <draw:glue-point draw:id="6" svg:x="5.004cm" svg:y="3.636cm" draw:escape-direction="right"/>
          <draw:glue-point draw:id="7" svg:x="3.125cm" svg:y="5cm" draw:escape-direction="down"/>
          <draw:glue-point draw:id="8" svg:x="-5.004cm" svg:y="-3.181cm" draw:escape-direction="left"/>
          <draw:glue-point draw:id="9" svg:x="-4.791cm" svg:y="-3.636cm" draw:escape-direction="left"/>
          <draw:glue-point draw:id="10" svg:x="-5.004cm" svg:y="-1.818cm" draw:escape-direction="left"/>
          <draw:glue-point draw:id="11" svg:x="-5.004cm" svg:y="1.363cm" draw:escape-direction="left"/>
          <draw:glue-point draw:id="12" svg:x="5.004cm" svg:y="-1.363cm" draw:escape-direction="right"/>
          <draw:glue-point draw:id="13" svg:x="-3.75cm" svg:y="-5cm" draw:escape-direction="up"/>
          <draw:glue-point draw:id="14" svg:x="-2.083cm" svg:y="-5cm" draw:escape-direction="up"/>
          <draw:glue-point draw:id="15" svg:x="1.666cm" svg:y="5cm"/>
          <draw:glue-point draw:id="16" svg:x="3.333cm" svg:y="5cm"/>
          <draw:custom-shape draw:style-name="gr17" draw:text-style-name="P1" draw:layer="layout" svg:width="1.5cm" svg:height="1.5cm" svg:x="7.1cm" svg:y="5.8cm">
            <text:p text:style-name="P2">N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" draw:layer="layout" svg:width="1.5cm" svg:height="1.5cm" svg:x="6.2cm" svg:y="5.1cm">
            <text:p text:style-name="P2">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7" draw:layer="layout" svg:width="0.1cm" svg:height="0.1cm" svg:x="7.9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7" draw:layer="layout" svg:width="0.1cm" svg:height="0.1cm" svg:x="8.001cm" svg:y="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7" draw:layer="layout" svg:width="0.1cm" svg:height="0.1cm" svg:x="8.102cm" svg:y="5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glue-point draw:id="4" svg:x="5.004cm" svg:y="1.818cm" draw:escape-direction="right"/>
          <draw:glue-point draw:id="5" svg:x="4.791cm" svg:y="4.09cm"/>
          <draw:glue-point draw:id="6" svg:x="5.004cm" svg:y="3.636cm" draw:escape-direction="right"/>
          <draw:glue-point draw:id="7" svg:x="3.125cm" svg:y="5cm" draw:escape-direction="down"/>
          <draw:glue-point draw:id="8" svg:x="-5.004cm" svg:y="-3.181cm" draw:escape-direction="left"/>
          <draw:glue-point draw:id="9" svg:x="-4.791cm" svg:y="-3.636cm" draw:escape-direction="left"/>
          <draw:glue-point draw:id="10" svg:x="-5.004cm" svg:y="-1.818cm" draw:escape-direction="left"/>
          <draw:glue-point draw:id="11" svg:x="-5.004cm" svg:y="1.363cm" draw:escape-direction="left"/>
          <draw:glue-point draw:id="12" svg:x="5.004cm" svg:y="-1.363cm" draw:escape-direction="right"/>
          <draw:glue-point draw:id="13" svg:x="-3.75cm" svg:y="-5cm" draw:escape-direction="up"/>
          <draw:glue-point draw:id="14" svg:x="-2.083cm" svg:y="-5cm" draw:escape-direction="up"/>
          <draw:glue-point draw:id="15" svg:x="1.666cm" svg:y="5cm" draw:escape-direction="down"/>
          <draw:glue-point draw:id="16" svg:x="3.75cm" svg:y="5cm" draw:escape-direction="down"/>
          <draw:custom-shape draw:style-name="gr17" draw:text-style-name="P1" draw:layer="layout" svg:width="1.5cm" svg:height="1.5cm" svg:x="22.1cm" svg:y="6.1cm">
            <text:p text:style-name="P2">N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" draw:layer="layout" svg:width="1.5cm" svg:height="1.5cm" svg:x="21.2cm" svg:y="5.4cm">
            <text:p text:style-name="P2">N’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7" draw:layer="layout" svg:width="0.1cm" svg:height="0.1cm" svg:x="22.9cm" svg:y="5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7" draw:layer="layout" svg:width="0.1cm" svg:height="0.1cm" svg:x="23.001cm" svg:y="5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7" draw:layer="layout" svg:width="0.1cm" svg:height="0.1cm" svg:x="23.102cm" svg:y="5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2" draw:layer="layout" svg:x1="7.799cm" svg:y1="7.3cm" svg:x2="11.2cm" svg:y2="8.751cm" draw:start-shape="id1" draw:start-glue-point="15" draw:end-shape="id5" draw:end-glue-point="3" svg:d="M7799 7300v1451h3401" svg:viewBox="0 0 3402 1452">
          <text:p/>
        </draw:connector>
        <draw:frame draw:style-name="gr19" draw:text-style-name="P8" draw:layer="layout" svg:width="1.297cm" svg:height="0.645cm" svg:x="18.703cm" svg:y="8.2cm">
          <draw:text-box>
            <text:p><text:span text:style-name="T3">8,19</text:span></text:p>
          </draw:text-box>
        </draw:frame>
        <draw:frame draw:style-name="gr19" draw:text-style-name="P8" draw:layer="layout" svg:width="1.4cm" svg:height="0.645cm" svg:x="24.9cm" svg:y="3.7cm">
          <draw:text-box>
            <text:p><text:span text:style-name="T3">11,16</text:span></text:p>
          </draw:text-box>
        </draw:frame>
        <draw:frame draw:style-name="gr21" draw:text-style-name="P8" draw:layer="layout" svg:width="1.8cm" svg:height="1.039cm" svg:x="26.5cm" svg:y="4.7cm">
          <draw:text-box>
            <text:p><text:span text:style-name="T3">12,17</text:span></text:p>
          </draw:text-box>
        </draw:frame>
        <draw:frame draw:style-name="gr22" draw:text-style-name="P8" draw:layer="layout" svg:width="4.1cm" svg:height="0.7cm" svg:x="16.2cm" svg:y="1.4cm">
          <draw:text-box>
            <text:p><text:span text:style-name="T3">12,17</text:span></text:p>
          </draw:text-box>
        </draw:frame>
        <draw:frame draw:style-name="gr23" draw:text-style-name="P8" draw:layer="layout" svg:width="1.378cm" svg:height="0.645cm" svg:x="18.609cm" svg:y="11.1cm">
          <draw:text-box>
            <text:p><text:span text:style-name="T3">14,27</text:span></text:p>
          </draw:text-box>
        </draw:frame>
        <draw:frame draw:style-name="gr19" draw:text-style-name="P8" draw:layer="layout" svg:width="1.489cm" svg:height="0.645cm" svg:x="9.7cm" svg:y="11.1cm">
          <draw:text-box>
            <text:p><text:span text:style-name="T3">14,27</text:span></text:p>
          </draw:text-box>
        </draw:frame>
        <draw:connector draw:style-name="gr6" draw:text-style-name="P2" draw:layer="layout" svg:x1="12.5cm" svg:y1="10.8cm" svg:x2="12.5cm" svg:y2="9.65cm" draw:start-shape="id9" draw:start-glue-point="0" draw:end-shape="id10" draw:end-glue-point="2" svg:d="M12500 10800v-1150" svg:viewBox="0 0 1 1151">
          <text:p/>
        </draw:connector>
        <draw:connector draw:style-name="gr6" draw:text-style-name="P2" draw:layer="layout" svg:x1="12.5cm" svg:y1="7.95cm" svg:x2="12.5cm" svg:y2="6.8cm" draw:start-shape="id10" draw:start-glue-point="0" draw:end-shape="id11" draw:end-glue-point="2" svg:d="M12500 7950v-1150" svg:viewBox="0 0 1 1151">
          <text:p/>
        </draw:connector>
        <draw:frame draw:style-name="gr19" draw:text-style-name="P8" draw:layer="layout" svg:width="1.697cm" svg:height="0.645cm" svg:x="12.303cm" svg:y="7.055cm">
          <draw:text-box>
            <text:p><text:span text:style-name="T3">21</text:span></text:p>
          </draw:text-box>
        </draw:frame>
        <draw:frame draw:style-name="gr19" draw:text-style-name="P8" draw:layer="layout" svg:width="1.697cm" svg:height="0.645cm" svg:x="12.3cm" svg:y="9.955cm">
          <draw:text-box>
            <text:p><text:span text:style-name="T3">20,28</text:span></text:p>
          </draw:text-box>
        </draw:frame>
        <draw:connector draw:style-name="gr6" draw:text-style-name="P2" draw:layer="layout" draw:line-skew="-0.199cm" svg:x1="3.1cm" svg:y1="6.2cm" svg:x2="21.5cm" svg:y2="5.4cm" draw:start-shape="id7" draw:start-glue-point="0" draw:end-shape="id4" draw:end-glue-point="13" svg:d="M3100 6200v-1500h18400v700" svg:viewBox="0 0 18401 1501">
          <text:p/>
        </draw:connector>
        <draw:frame draw:style-name="gr24" draw:text-style-name="P8" draw:layer="layout" svg:width="0.891cm" svg:height="0.645cm" svg:x="2.902cm" svg:y="5.402cm">
          <draw:text-box>
            <text:p><text:span text:style-name="T3">24</text:span></text:p>
          </draw:text-box>
        </draw:frame>
        <draw:frame draw:style-name="gr24" draw:text-style-name="P8" draw:layer="layout" svg:width="0.891cm" svg:height="0.645cm" svg:x="20.8cm" svg:y="4.6cm">
          <draw:text-box>
            <text:p><text:span text:style-name="T3">24</text:span></text:p>
          </draw:text-box>
        </draw:frame>
        <draw:frame draw:style-name="gr19" draw:text-style-name="P8" draw:layer="layout" svg:width="1.49cm" svg:height="0.645cm" svg:x="12.01cm" svg:y="1.7cm">
          <draw:text-box>
            <text:p><text:span text:style-name="T3">3,4,25</text:span></text:p>
          </draw:text-box>
        </draw:frame>
        <draw:frame draw:style-name="gr19" draw:text-style-name="P8" draw:layer="layout" svg:width="1.4cm" svg:height="0.645cm" svg:x="6.7cm" svg:y="3.7cm">
          <draw:text-box>
            <text:p><text:span text:style-name="T3">11,16</text:span></text:p>
          </draw:text-box>
        </draw:frame>
        <draw:frame draw:style-name="gr19" draw:text-style-name="P8" draw:layer="layout" svg:width="2.5cm" svg:height="0.645cm" svg:x="6.2cm" svg:y="3.201cm">
          <draw:text-box>
            <text:p><text:span text:style-name="T3">5,6,13,18,26</text:span></text:p>
          </draw:text-box>
        </draw:frame>
        <draw:frame draw:style-name="gr19" draw:text-style-name="P8" draw:layer="layout" svg:width="2.197cm" svg:height="0.645cm" svg:x="21.704cm" svg:y="4.604cm">
          <draw:text-box>
            <text:p><text:span text:style-name="T3">5,13,18,26</text:span></text:p>
          </draw:text-box>
        </draw:frame>
        <draw:frame draw:style-name="gr19" draw:text-style-name="P8" draw:layer="layout" svg:width="1.297cm" svg:height="0.645cm" svg:x="21.803cm" svg:y="7.755cm">
          <draw:text-box>
            <text:p><text:span text:style-name="T3">8,19</text:span></text:p>
          </draw:text-box>
        </draw:frame>
        <draw:frame draw:style-name="gr23" draw:text-style-name="P8" draw:layer="layout" svg:width="1.378cm" svg:height="0.645cm" svg:x="23.1cm" svg:y="7.8cm">
          <draw:text-box>
            <text:p><text:span text:style-name="T3">14,27</text:span></text:p>
          </draw:text-box>
        </draw:frame>
        <draw:frame draw:style-name="gr19" draw:text-style-name="P8" draw:layer="layout" svg:width="1.489cm" svg:height="0.645cm" svg:x="6.2cm" svg:y="7.555cm">
          <draw:text-box>
            <text:p><text:span text:style-name="T3">14,27</text:span></text:p>
          </draw:text-box>
        </draw:frame>
        <draw:frame draw:style-name="gr19" draw:text-style-name="P8" draw:layer="layout" svg:width="1.2cm" svg:height="0.645cm" svg:x="7.6cm" svg:y="7.555cm">
          <draw:text-box>
            <text:p><text:span text:style-name="T3">8,1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1T11:13:10.870034875</meta:creation-date>
    <dc:date>2018-04-30T10:18:48.478018845</dc:date>
    <meta:editing-duration>P1DT21H9M42S</meta:editing-duration>
    <meta:editing-cycles>55</meta:editing-cycles>
    <meta:generator>LibreOffice/5.4.6.2$Linux_X86_64 LibreOffice_project/40$Build-2</meta:generator>
    <meta:document-statistic meta:object-count="104"/>
  </office:meta>
</office:document-meta>
</file>